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7f259" officeooo:paragraph-rsid="0019acc1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a5da1" officeooo:paragraph-rsid="0024759d" style:font-size-asian="12pt" style:font-size-complex="12pt"/>
    </style:style>
    <style:style style:name="P4" style:family="paragraph" style:parent-style-name="Standard">
      <style:text-properties officeooo:paragraph-rsid="001c5ee0"/>
    </style:style>
    <style:style style:name="P5" style:family="paragraph" style:parent-style-name="Standard">
      <style:text-properties officeooo:rsid="001c5ee0" officeooo:paragraph-rsid="001c5ee0"/>
    </style:style>
    <style:style style:name="P6" style:family="paragraph" style:parent-style-name="Standard">
      <style:text-properties officeooo:rsid="001fb7f1" officeooo:paragraph-rsid="001fb7f1"/>
    </style:style>
    <style:style style:name="P7" style:family="paragraph" style:parent-style-name="Standard">
      <style:text-properties officeooo:paragraph-rsid="001fb7f1"/>
    </style:style>
    <style:style style:name="P8" style:family="paragraph" style:parent-style-name="Standard">
      <style:text-properties officeooo:paragraph-rsid="0020f98c"/>
    </style:style>
    <style:style style:name="P9" style:family="paragraph" style:parent-style-name="Standard">
      <style:text-properties officeooo:paragraph-rsid="0025ac90"/>
    </style:style>
    <style:style style:name="P10" style:family="paragraph" style:parent-style-name="Standard">
      <style:text-properties officeooo:paragraph-rsid="0024759d"/>
    </style:style>
    <style:style style:name="P11" style:family="paragraph" style:parent-style-name="Standard">
      <style:text-properties officeooo:paragraph-rsid="0025e937"/>
    </style:style>
    <style:style style:name="P12" style:family="paragraph" style:parent-style-name="Standard" style:list-style-name="L1"/>
    <style:style style:name="P13" style:family="paragraph" style:parent-style-name="Standard" style:list-style-name="L1">
      <style:text-properties officeooo:paragraph-rsid="0025ac90"/>
    </style:style>
    <style:style style:name="P14" style:family="paragraph" style:parent-style-name="Standard">
      <style:text-properties officeooo:rsid="0020b3be" officeooo:paragraph-rsid="002cc25a"/>
    </style:style>
    <style:style style:name="P15" style:family="paragraph" style:parent-style-name="Standard">
      <style:text-properties officeooo:rsid="001618c0" officeooo:paragraph-rsid="002cc25a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1a5da1" style:font-size-asian="12pt" style:font-size-complex="12pt"/>
    </style:style>
    <style:style style:name="T3" style:family="text">
      <style:text-properties style:font-name="Liberation Serif" fo:font-size="12pt" officeooo:rsid="001c5ee0" style:font-size-asian="12pt" style:font-size-complex="12pt"/>
    </style:style>
    <style:style style:name="T4" style:family="text">
      <style:text-properties style:font-name="Liberation Serif" fo:font-size="12pt" officeooo:rsid="001fb7f1" style:font-size-asian="12pt" style:font-size-complex="12pt"/>
    </style:style>
    <style:style style:name="T5" style:family="text">
      <style:text-properties style:font-name="Liberation Serif" fo:font-size="12pt" officeooo:rsid="0020f98c" style:font-size-asian="12pt" style:font-size-complex="12pt"/>
    </style:style>
    <style:style style:name="T6" style:family="text">
      <style:text-properties style:font-name="Liberation Serif" fo:font-size="12pt" officeooo:rsid="0025ac90" style:font-size-asian="12pt" style:font-size-complex="12pt"/>
    </style:style>
    <style:style style:name="T7" style:family="text">
      <style:text-properties style:font-name="Liberation Serif" fo:font-size="12pt" officeooo:rsid="0025e937" style:font-size-asian="12pt" style:font-size-complex="12pt"/>
    </style:style>
    <style:style style:name="T8" style:family="text">
      <style:text-properties style:font-name="Liberation Serif" fo:font-size="12pt" officeooo:rsid="0029e4fa" style:font-size-asian="12pt" style:font-size-complex="12pt"/>
    </style:style>
    <style:style style:name="T9" style:family="text">
      <style:text-properties style:font-name="Liberation Serif" fo:font-size="12pt" officeooo:rsid="0020b3be" style:font-size-asian="12pt" style:font-size-complex="12pt"/>
    </style:style>
    <style:style style:name="T10" style:family="text">
      <style:text-properties style:font-name="Liberation Serif" fo:font-size="12pt" officeooo:rsid="001c5ee0" style:font-name-asian="Noto Sans Mono CJK SC" style:font-size-asian="12pt" style:font-name-complex="Liberation Mono" style:font-size-complex="12pt"/>
    </style:style>
    <style:style style:name="T11" style:family="text">
      <style:text-properties officeooo:rsid="001a5da1"/>
    </style:style>
    <style:style style:name="T12" style:family="text">
      <style:text-properties fo:font-size="18.2000007629395pt" fo:font-weight="bold" style:font-size-asian="18.2000007629395pt" style:font-weight-asian="bold" style:font-size-complex="18.2000007629395pt" style:font-weight-complex="bold"/>
    </style:style>
    <style:style style:name="T13" style:family="text">
      <style:text-properties fo:font-size="18.2000007629395pt" fo:font-weight="bold" officeooo:rsid="001a5da1" style:font-size-asian="18.2000007629395pt" style:font-weight-asian="bold" style:font-size-complex="18.2000007629395pt" style:font-weight-complex="bold"/>
    </style:style>
    <style:style style:name="T14" style:family="text">
      <style:text-properties officeooo:rsid="001e4a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ngoDB</text:p>
      <text:p text:style-name="Text_20_body"/>
      <text:p text:style-name="P2"/>
      <text:p text:style-name="P2"/>
      <text:h text:style-name="Heading_20_1" text:outline-level="1"><text:span text:style-name="Source_20_Text"><text:span text:style-name="T13">I</text:span></text:span><text:span text:style-name="Source_20_Text"><text:span text:style-name="T12">nstallation </text:span></text:span><text:span text:style-name="Source_20_Text"><text:span text:style-name="T13">de mongo</text:span></text:span></text:h>
      <text:p text:style-name="P10"><text:a xlink:type="simple" xlink:href="https://docs.mongodb.com/manual/tutorial/install-mongodb-on-ubuntu/" text:style-name="Internet_20_link" text:visited-style-name="Visited_20_Internet_20_Link"><text:span text:style-name="T2"/></text:a></text:p>
      <text:p text:style-name="P10"><text:a xlink:type="simple" xlink:href="https://docs.mongodb.com/manual/tutorial/install-mongodb-on-ubuntu/" text:style-name="Internet_20_link" text:visited-style-name="Visited_20_Internet_20_Link"><text:span text:style-name="T2">https://docs.mongodb.com/manual/tutorial/install-mongodb-on-ubuntu/</text:span></text:a></text:p>
      <text:p text:style-name="P3"/>
      <text:p text:style-name="P10"><text:span text:style-name="T2">$ </text:span><text:span text:style-name="T1">wget -qO - https://www.mo</text:span><text:span text:style-name="Source_20_Text"><text:span text:style-name="T1">ngo</text:span></text:span><text:span text:style-name="T1">db.org/static/pgp/server-4.4.asc | sudo apt-key add -</text:span></text:p>
      <text:p text:style-name="P1"><text:span text:style-name="T11">$ </text:span>echo "deb [ arch=amd64,arm64 ] https://repo.mongodb.org/apt/ubuntu focal/mongodb-org/4.4 multiverse" | sudo tee /etc/apt/sources.list.d/mongodb-org-4.4.list</text:p>
      <text:p text:style-name="P1"><text:span text:style-name="T11">$ </text:span>sudo apt update</text:p>
      <text:p text:style-name="P1"><text:span text:style-name="T11">$ </text:span>sudo apt install mongodb-org</text:p>
      <text:p text:style-name="Standard"><text:span text:style-name="Source_20_Text"><text:span text:style-name="T1"/></text:span></text:p>
      <text:p text:style-name="P9"><text:span text:style-name="Source_20_Text"><text:span text:style-name="T6">Vérifier la limite de fichiers ouvert qui doit être supérieure à 64000</text:span></text:span></text:p>
      <text:p text:style-name="P9"><text:span text:style-name="Source_20_Text"><text:span text:style-name="T6">$ ulimit -a</text:span></text:span></text:p>
      <text:p text:style-name="P9"><text:span text:style-name="Source_20_Text"><text:span text:style-name="T6"/></text:span></text:p>
      <text:p text:style-name="P9"><text:span text:style-name="Source_20_Text"><text:span text:style-name="T6">S’assurer de l’existence du dossier /data/db </text:span></text:span></text:p>
      <text:p text:style-name="P9"><text:span text:style-name="Source_20_Text"><text:span text:style-name="T6">$ sudo mkdir -p data/db</text:span></text:span></text:p>
      <text:p text:style-name="P11"><text:span text:style-name="Source_20_Text"><text:span text:style-name="T7">$ sudo chown -R $USER /data/db</text:span></text:span></text:p>
      <text:p text:style-name="P11"><text:a xlink:type="simple" xlink:href="https://stackoverflow.com/questions/42446931/mongodb-exception-in-initandlisten-20-attempted-to-create-a-lock-file-on-a-rea" text:style-name="Internet_20_link" text:visited-style-name="Visited_20_Internet_20_Link"><text:span text:style-name="Source_20_Text"><text:span text:style-name="T7">https://stackoverflow.com/questions/42446931/mongodb-exception-in-initandlisten-20-attempted-to-create-a-lock-file-on-a-rea</text:span></text:span></text:a></text:p>
      <text:p text:style-name="P11"><text:span text:style-name="Source_20_Text"><text:span text:style-name="T7"/></text:span></text:p>
      <text:p text:style-name="P11"><text:span text:style-name="Source_20_Text"><text:span text:style-name="T7"/></text:span></text:p>
      <text:h text:style-name="Heading_20_1" text:outline-level="1"><text:span text:style-name="Source_20_Text"><text:span text:style-name="T12">Répertoires &amp; fichiers</text:span></text:span></text:h>
      <text:list xml:id="list4089739369" text:style-name="L1">
        <text:list-item>
          <text:p text:style-name="P13"><text:span text:style-name="Source_20_Text"><text:span text:style-name="T1">Data : /var/lib/mongodb</text:span></text:span></text:p>
        </text:list-item>
        <text:list-item>
          <text:p text:style-name="P13"><text:span text:style-name="Source_20_Text"><text:span text:style-name="T1">Data : /</text:span></text:span><text:span text:style-name="Source_20_Text"><text:span text:style-name="T6">data</text:span></text:span><text:span text:style-name="Source_20_Text"><text:span text:style-name="T1">/db</text:span></text:span></text:p>
        </text:list-item>
        <text:list-item>
          <text:p text:style-name="P12"><text:span text:style-name="Source_20_Text"><text:span text:style-name="T1">Logs : /var/log/mongodb</text:span></text:span></text:p>
        </text:list-item>
        <text:list-item>
          <text:p text:style-name="P12"><text:span text:style-name="Source_20_Text"><text:span text:style-name="T1">conf : /etc/mongod.conf</text:span></text:span></text:p>
        </text:list-item>
      </text:list>
      <text:p text:style-name="Standard"><text:span text:style-name="Source_20_Text"><text:span text:style-name="T1"/></text:span></text:p>
      <text:h text:style-name="Heading_20_1" text:outline-level="1"><text:span text:style-name="Source_20_Text">Commencer avec MongoDB</text:span></text:h>
      <text:p text:style-name="P7"><text:span text:style-name="Source_20_Text"><text:span text:style-name="T4">Issue de la </text:span></text:span><text:a xlink:type="simple" xlink:href="https://docs.mongodb.com/manual/tutorial/install-mongodb-on-ubuntu/" text:style-name="Internet_20_link" text:visited-style-name="Visited_20_Internet_20_Link"><text:span text:style-name="Source_20_Text"><text:span text:style-name="T4">documention d’installation</text:span></text:span></text:a><text:span text:style-name="Source_20_Text"><text:span text:style-name="T4"> de mongo</text:span></text:span></text:p>
      <text:p text:style-name="P7"><text:span text:style-name="Source_20_Text"><text:span text:style-name="T4"/></text:span></text:p>
      <text:p text:style-name="P7"><text:span text:style-name="Source_20_Text"><text:span text:style-name="T4">$ </text:span></text:span><text:span text:style-name="Source_20_Text"><text:span text:style-name="T1">sudo systemctl start|stop|restart mongod</text:span></text:span></text:p>
      <text:p text:style-name="P7"><text:span text:style-name="Source_20_Text"><text:span text:style-name="T4">$ </text:span></text:span><text:span text:style-name="Source_20_Text"><text:span text:style-name="T1">sudo systemctl status mongod</text:span></text:span></text:p>
      <text:p text:style-name="Standard"><text:span text:style-name="Source_20_Text"><text:span text:style-name="T1"/></text:span></text:p>
      <text:p text:style-name="P8"><text:span text:style-name="Source_20_Text"><text:span text:style-name="T5">Configuration des </text:span></text:span><text:a xlink:type="simple" xlink:href="https://docs.mongodb.com/manual/reference/ulimit/" text:style-name="Internet_20_link" text:visited-style-name="Visited_20_Internet_20_Link"><text:span text:style-name="Source_20_Text"><text:span text:style-name="T5">limites CPU</text:span></text:span></text:a><text:span text:style-name="Source_20_Text"><text:span text:style-name="T5">.</text:span></text:span></text:p>
      <text:p text:style-name="P8"><text:span text:style-name="Source_20_Text"><text:span text:style-name="T5"/></text:span></text:p>
      <text:p text:style-name="P4"><text:span text:style-name="Source_20_Text"><text:span text:style-name="T3">Issue du </text:span></text:span><text:a xlink:type="simple" xlink:href="https://docs.mongodb.com/manual/tutorial/getting-started/" text:style-name="Internet_20_link" text:visited-style-name="Visited_20_Internet_20_Link"><text:span text:style-name="Source_20_Text"><text:span text:style-name="T3">getting started</text:span></text:span></text:a><text:span text:style-name="Source_20_Text"><text:span text:style-name="T3"> officiel </text:span></text:span></text:p>
      <text:p text:style-name="P4"><text:span text:style-name="Source_20_Text"><text:span text:style-name="T3"/></text:span></text:p>
      <text:p text:style-name="P4"><text:span text:style-name="Source_20_Text"><text:span text:style-name="T3">Affiche la db enc cours</text:span></text:span></text:p>
      <text:p text:style-name="P4"><text:span text:style-name="Source_20_Text"><text:span text:style-name="T3">$ db</text:span></text:span></text:p>
      <text:p text:style-name="P4"><text:span text:style-name="Source_20_Text"><text:span text:style-name="T3"/></text:span></text:p>
      <text:p text:style-name="P4"><text:span text:style-name="Source_20_Text"><text:span text:style-name="T3">Change de base de données</text:span></text:span></text:p>
      <text:p text:style-name="P4"><text:soft-page-break/><text:span text:style-name="Source_20_Text"><text:span text:style-name="T3">$ use &lt;db&gt;</text:span></text:span></text:p>
      <text:p text:style-name="P4"><text:span text:style-name="Source_20_Text"><text:span text:style-name="T3"/></text:span></text:p>
      <text:p text:style-name="P4"><text:span text:style-name="Source_20_Text"><text:span text:style-name="T3">Insertion d’un JSON</text:span></text:span></text:p>
      <text:p text:style-name="P4"><text:span text:style-name="Source_20_Text"><text:span text:style-name="T3">$ </text:span></text:span><text:a xlink:type="simple" xlink:href="https://docs.mongodb.com/manual/reference/method/db.collection.insertMany/#db.collection.insertMany" text:style-name="Internet_20_link" text:visited-style-name="Visited_20_Internet_20_Link"><text:span text:style-name="Source_20_Text"><text:span text:style-name="T3">db.collection.insertMany(</text:span></text:span></text:a><text:a xlink:type="simple" xlink:href="https://docs.mongodb.com/manual/reference/method/db.collection.insertMany/#db.collection.insertMany" text:style-name="Internet_20_link" text:visited-style-name="Visited_20_Internet_20_Link"><text:span text:style-name="Source_20_Text"><text:span text:style-name="T8">[</text:span></text:span></text:a><text:a xlink:type="simple" xlink:href="https://docs.mongodb.com/manual/reference/method/db.collection.insertMany/#db.collection.insertMany" text:style-name="Internet_20_link" text:visited-style-name="Visited_20_Internet_20_Link"><text:span text:style-name="Source_20_Text"><text:span text:style-name="T3">&lt;JSON&gt;</text:span></text:span></text:a><text:a xlink:type="simple" xlink:href="https://docs.mongodb.com/manual/reference/method/db.collection.insertMany/#db.collection.insertMany" text:style-name="Internet_20_link" text:visited-style-name="Visited_20_Internet_20_Link"><text:span text:style-name="Source_20_Text"><text:span text:style-name="T8">]</text:span></text:span></text:a><text:a xlink:type="simple" xlink:href="https://docs.mongodb.com/manual/reference/method/db.collection.insertMany/#db.collection.insertMany" text:style-name="Internet_20_link" text:visited-style-name="Visited_20_Internet_20_Link"><text:span text:style-name="Source_20_Text"><text:span text:style-name="T3">)</text:span></text:span></text:a></text:p>
      <text:p text:style-name="P4"><text:span text:style-name="Source_20_Text"><text:span text:style-name="T3"/></text:span></text:p>
      <text:p text:style-name="P4"><text:span text:style-name="Source_20_Text"><text:span text:style-name="T10">Trouver</text:span></text:span><text:span text:style-name="Source_20_Text"><text:span text:style-name="T3"> tous les documents</text:span></text:span></text:p>
      <text:p text:style-name="P4"><text:span text:style-name="Source_20_Text"><text:span text:style-name="T3">$ db.inventory.find({})</text:span></text:span></text:p>
      <text:p text:style-name="P4"><text:span text:style-name="Source_20_Text"><text:span text:style-name="T3"/></text:span></text:p>
      <text:p text:style-name="P4"><text:span text:style-name="Source_20_Text"><text:span text:style-name="T10">Trouver</text:span></text:span><text:span text:style-name="Source_20_Text"><text:span text:style-name="T3"> tous les documents avec affichage formaté</text:span></text:span></text:p>
      <text:p text:style-name="P4"><text:span text:style-name="Source_20_Text"><text:span text:style-name="T3">$ db.inventory.find({}).pretty()</text:span></text:span></text:p>
      <text:p text:style-name="P4"><text:span text:style-name="Source_20_Text"><text:span text:style-name="T3"/></text:span></text:p>
      <text:p text:style-name="P4"><text:span text:style-name="Source_20_Text"><text:span text:style-name="T3">Trouver un document correspondant à un ou plusieurs critères</text:span></text:span></text:p>
      <text:p text:style-name="P4"><text:span text:style-name="Source_20_Text"><text:span text:style-name="T3">$ db.inventory.find( { qty: 0, status: "D" } );</text:span></text:span></text:p>
      <text:p text:style-name="P4"><text:span text:style-name="Source_20_Text"><text:span text:style-name="T3">$ db.inventory.find( { "size.uom": "in" } )</text:span></text:span></text:p>
      <text:p text:style-name="P5">$ db.inventory.find( { size: { h: 14, w: 21, uom: "cm" } } )</text:p>
      <text:p text:style-name="P5">$ db.inventory.find( { tags: [ "red", "blank" ] } ) // <text:span text:style-name="T14">document dont le tableau tag contient l’une des valeurs</text:span></text:p>
      <text:p text:style-name="P6">Trouver des documents en affichant uniquement certains champs (projection). Par défaut uniquement l’id est affiché</text:p>
      <text:p text:style-name="P6">$ db.inventory.find( { }, { item: 1, status: 1 } );</text:p>
      <text:p text:style-name="P6">$ db.inventory.find( {}, { _id: 0, item: 1, status: 1 } );</text:p>
      <text:p text:style-name="P5"/>
      <text:p text:style-name="P4"><text:span text:style-name="Source_20_Text"><text:span text:style-name="T3"/></text:span></text:p>
      <text:p text:style-name="P15"/>
      <text:p text:style-name="P15"/>
      <text:p text:style-name="P14">TODO</text:p>
      <text:p text:style-name="P14"/>
      <text:p text:style-name="P14"><text:a xlink:type="simple" xlink:href="https://docs.mongodb.com/manual/tutorial/query-for-null-fields/" text:style-name="Internet_20_link" text:visited-style-name="Visited_20_Internet_20_Link">https://docs.mongodb.com/manual/tutorial/query-for-null-fields/</text:a></text:p>
      <text:p text:style-name="P14"><text:a xlink:type="simple" xlink:href="https://docs.mongodb.com/manual/tutorial/project-fields-from-query-results/" text:style-name="Internet_20_link" text:visited-style-name="Visited_20_Internet_20_Link">https://docs.mongodb.com/manual/tutorial/project-fields-from-query-results/</text:a></text:p>
      <text:p text:style-name="P14"><text:a xlink:type="simple" xlink:href="https://docs.mongodb.com/manual/tutorial/query-array-of-documents/" text:style-name="Internet_20_link" text:visited-style-name="Visited_20_Internet_20_Link">https://docs.mongodb.com/manual/tutorial/query-array-of-documents/</text:a></text:p>
      <text:p text:style-name="P14"><text:a xlink:type="simple" xlink:href="https://docs.mongodb.com/manual/tutorial/query-arrays/" text:style-name="Internet_20_link" text:visited-style-name="Visited_20_Internet_20_Link">https://docs.mongodb.com/manual/tutorial/query-arrays/</text:a></text:p>
      <text:p text:style-name="P14"><text:a xlink:type="simple" xlink:href="https://docs.mongodb.com/manual/tutorial/query-embedded-documents/" text:style-name="Internet_20_link" text:visited-style-name="Visited_20_Internet_20_Link">https://docs.mongodb.com/manual/tutorial/query-embedded-documents/</text:a></text:p>
      <text:p text:style-name="P14"><text:a xlink:type="simple" xlink:href="https://docs.mongodb.com/manual/tutorial/getting-started/" text:style-name="Internet_20_link" text:visited-style-name="Visited_20_Internet_20_Link">https://docs.mongodb.com/manual/tutorial/getting-started/</text:a></text:p>
      <text:p text:style-name="P14"><text:a xlink:type="simple" xlink:href="https://stackoverflow.com/questions/60003179/please-use-mongomappingcontextsetautoindexcreationboolean-or-override-mong" text:style-name="Internet_20_link" text:visited-style-name="Visited_20_Internet_20_Link">https://stackoverflow.com/questions/60003179/please-use-mongomappingcontextsetautoindexcreationboolean-or-override-mong</text:a></text:p>
      <text:p text:style-name="P14"><text:a xlink:type="simple" xlink:href="https://www.jhipster.tech/using-mongodb/" text:style-name="Internet_20_link" text:visited-style-name="Visited_20_Internet_20_Link"><text:span text:style-name="Source_20_Text"><text:span text:style-name="T9">https://www.jhipster.tech/using-mongod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09:54:34.737742843</meta:creation-date>
    <meta:generator>LibreOffice/6.4.6.2$Linux_X86_64 LibreOffice_project/40$Build-2</meta:generator>
    <dc:date>2021-02-14T16:09:07.144876307</dc:date>
    <meta:editing-duration>PT6H40M25S</meta:editing-duration>
    <meta:editing-cycles>11</meta:editing-cycles>
    <meta:document-statistic meta:table-count="0" meta:image-count="0" meta:object-count="0" meta:page-count="2" meta:paragraph-count="51" meta:word-count="259" meta:character-count="2334" meta:non-whitespace-character-count="2128"/>
  </office:meta>
</office:document-meta>
</file>